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44.93mm"/>
    </style:style>
    <style:style style:name="co5" style:family="table-column">
      <style:table-column-properties fo:break-before="auto" style:column-width="127.18mm"/>
    </style:style>
    <style:style style:name="co6" style:family="table-column">
      <style:table-column-properties fo:break-before="auto" style:column-width="60.45mm"/>
    </style:style>
    <style:style style:name="co7" style:family="table-column">
      <style:table-column-properties fo:break-before="auto" style:column-width="183mm"/>
    </style:style>
    <style:style style:name="co8" style:family="table-column">
      <style:table-column-properties fo:break-before="auto" style:column-width="37.57mm"/>
    </style:style>
    <style:style style:name="co9" style:family="table-column">
      <style:table-column-properties fo:break-before="auto" style:column-width="208.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Game" table:style-name="ta1">
        <table:table-column table:style-name="co8" table:default-cell-style-name="Default"/>
        <table:table-column table:style-name="co9" table:default-cell-style-name="ce2"/>
        <table:table-row table:style-name="ro1">
          <table:table-cell office:value-type="string" calcext:value-type="string">
            <office:annotation draw:style-name="gr5" draw:text-style-name="P2" svg:width="28.99mm" svg:height="29.66mm" svg:x="43.57mm" svg:y="0mm" draw:caption-point-x="-6.1mm" draw:caption-point-y="0.1mm">
              <dc:date>2018-05-10T00:00:00</dc:date>
              <text:p text:style-name="P1"><text:span text:style-name="T1">В ячейках столбца A может быть любой текст. Читаются только данные из столбца B.</text:span></text:p>
            </office:annotation>
            <text:p>Название</text:p>
          </table:table-cell>
          <table:table-cell office:value-type="string" calcext:value-type="string">
            <text:p>SD#1</text:p>
          </table:table-cell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Поисковая игра на одном объекте</text:p>
          </table:table-cell>
        </table:table-row>
        <table:table-row table:style-name="ro1">
          <table:table-cell office:value-type="string" calcext:value-type="string">
            <office:annotation draw:style-name="gr2" draw:text-style-name="P2" svg:width="28.99mm" svg:height="13.86mm" svg:x="43.57mm" svg:y="0mm" draw:caption-point-x="-6.1mm" draw:caption-point-y="9.13mm">
              <dc:date>2018-05-10T00:00:00</dc:date>
              <text:p text:style-name="P1"><text:span text:style-name="T1">Формат времени: YYYY-MM-DD HH:MM</text:span></text:p>
            </office:annotation>
            <text:p>Время старта</text:p>
          </table:table-cell>
          <table:table-cell table:style-name="ce3" office:value-type="string" calcext:value-type="string">
            <text:p>2020-07-01 00:00:00 UTC+3</text:p>
          </table:table-cell>
        </table:table-row>
        <table:table-row table:style-name="ro1" table:number-rows-repeated="104857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evel 1" table:style-name="ta1"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office:annotation draw:style-name="gr2" draw:text-style-name="P2" svg:width="28.99mm" svg:height="13.86mm" svg:x="50.92mm" svg:y="0mm" draw:caption-point-x="-6.1mm" draw:caption-point-y="0.1mm">
              <dc:date>2018-05-10T00:00:00</dc:date>
              <text:p text:style-name="P1">Все поля обязательны для заполнения</text:p>
            </office:annotation>
            <text:p>Название</text:p>
          </table:table-cell>
          <table:table-cell office:value-type="string" calcext:value-type="string">
            <text:p>Уровень 1</text:p>
          </table:table-cell>
        </table:table-row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Найдите все 5 кодов.</text:p>
          </table:table-cell>
        </table:table-row>
        <table:table-row table:style-name="ro1">
          <table:table-cell office:value-type="string" calcext:value-type="string">
            <text:p>Продолжительность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Порог прохождения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2" draw:text-style-name="P2" svg:width="28.99mm" svg:height="17.81mm" svg:x="50.92mm" svg:y="7.57mm" draw:caption-point-x="-6.1mm" draw:caption-point-y="15.1mm">
              <dc:date>2018-05-10T00:00:00</dc:date>
              <text:p text:style-name="P1">Чтение кодов уровня начинается с 6 строки.</text:p>
            </office:annotation>
            <text:p>code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evel 2" table:style-name="ta1"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office:annotation draw:style-name="gr3" draw:text-style-name="P2" svg:width="28.99mm" svg:height="13.86mm" svg:x="66.44mm" svg:y="0mm" draw:caption-point-x="-6.1mm" draw:caption-point-y="0.1mm">
              <dc:date>2018-05-10T00:00:00</dc:date>
              <text:p text:style-name="P1">Все поля обязательны для заполнения</text:p>
            </office:annotation>
            <text:p>Название</text:p>
          </table:table-cell>
          <table:table-cell office:value-type="string" calcext:value-type="string">
            <text:p>Уровень 2</text:p>
          </table:table-cell>
        </table:table-row>
        <table:table-row table:style-name="ro1">
          <table:table-cell office:value-type="string" calcext:value-type="string">
            <text:p>Задание</text:p>
          </table:table-cell>
          <table:table-cell office:value-type="string" calcext:value-type="string">
            <text:p><text:a xlink:href="http://telegra.ph/Some-link-55-55" xlink:type="simple">http://telegra.ph/Some-link-55-55</text:a></text:p>
          </table:table-cell>
        </table:table-row>
        <table:table-row table:style-name="ro1">
          <table:table-cell office:value-type="string" calcext:value-type="string">
            <text:p>Продолжительност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Порог прохождения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4" draw:text-style-name="P2" svg:width="28.99mm" svg:height="17.81mm" svg:x="66.44mm" svg:y="7.57mm" draw:caption-point-x="-6.1mm" draw:caption-point-y="15.1mm">
              <dc:date>2018-05-10T00:00:00</dc:date>
              <text:p text:style-name="P1">Чтение кодов уровня начинается с 6 строки.</text:p>
            </office:annotation>
            <text:p>code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de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3">00.00.0000</text:date>, <text:time style:data-style-name="N2" text:time-value="21:24:52.42609801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22:41:39.787268214</meta:creation-date>
    <dc:date>2019-01-03T21:25:03.217783003</dc:date>
    <meta:editing-duration>PT8M29S</meta:editing-duration>
    <meta:editing-cycles>2</meta:editing-cycles>
    <meta:generator>LibreOffice/5.1.6.2$Linux_X86_64 LibreOffice_project/10m0$Build-2</meta:generator>
    <meta:document-statistic meta:table-count="3" meta:cell-count="42" meta:object-count="0"/>
  </office:meta>
</office:document-meta>
</file>